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outline1">
      <style:graphic-properties fo:min-height="13.609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fo:min-height="3.256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REPL, IDE and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 - Read eval print loo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mand line shell for on-the-fly execution of Scala statements</text:p>
              </text:list-item>
              <text:list-item>
                <text:p>bin/scala</text:p>
              </text:list-item>
              <text:list-item>
                <text:p>mvn scala:console (not on Window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D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y are all !#$&amp;§? compared to what you are used to with Java support</text:p>
                <text:list>
                  <text:list-item>
                    <text:p>Netbeans (very good) but bad in other areas...</text:p>
                  </text:list-item>
                  <text:list-item>
                    <text:p>IDEA (pretty good) but slow compilation, bonus community edition is free (with Scala)</text:p>
                  </text:list-item>
                  <text:list-item>
                    <text:p>Eclipse (not all that good) but very fast when wor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9T15:28:54</meta:creation-date>
    <meta:editing-duration>PT02H38M51S</meta:editing-duration>
    <meta:editing-cycles>33</meta:editing-cycles>
    <meta:generator>OpenOffice.org/3.2$Win32 OpenOffice.org_project/320m12$Build-9483</meta:generator>
    <meta:initial-creator>Alf Kristian Støyle</meta:initial-creator>
    <dc:date>2010-03-21T13:24:16.26</dc:date>
    <dc:creator>Kevin Esler</dc:creator>
    <meta:document-statistic meta:object-count="33"/>
  </office:meta>
</office:document-meta>
</file>